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f0ceb" officeooo:paragraph-rsid="001f0ceb"/>
    </style:style>
    <style:style style:name="P2" style:family="paragraph" style:parent-style-name="Heading_20_3">
      <style:text-properties officeooo:rsid="002be0ac" officeooo:paragraph-rsid="002be0ac" loext:padding="0cm" loext:border="none"/>
    </style:style>
    <style:style style:name="P3" style:family="paragraph" style:parent-style-name="Standard">
      <style:text-properties officeooo:rsid="002be0ac" officeooo:paragraph-rsid="002be0ac"/>
    </style:style>
    <style:style style:name="P4" style:family="paragraph" style:parent-style-name="Text_20_body">
      <style:text-properties officeooo:rsid="002be0ac" officeooo:paragraph-rsid="002be0ac"/>
    </style:style>
    <style:style style:name="P5" style:family="paragraph" style:parent-style-name="Standard">
      <style:text-properties officeooo:paragraph-rsid="002be0ac"/>
    </style:style>
    <style:style style:name="P6" style:family="paragraph" style:parent-style-name="Table_20_Contents">
      <style:paragraph-properties fo:margin-left="0cm" fo:margin-right="0cm" fo:margin-top="0cm" fo:margin-bottom="0.499cm" style:contextual-spacing="false" fo:text-align="center" style:justify-single-word="false" fo:text-indent="0cm" style:auto-text-indent="false"/>
    </style:style>
    <style:style style:name="P7" style:family="paragraph" style:parent-style-name="Text_20_body">
      <style:paragraph-properties fo:margin-left="0cm" fo:margin-right="0cm" fo:text-indent="0cm" style:auto-text-indent="false" fo:padding="0cm" fo:border="none"/>
    </style:style>
    <style:style style:name="P8" style:family="paragraph" style:parent-style-name="Text_20_body">
      <style:text-properties officeooo:paragraph-rsid="001f0ceb"/>
    </style:style>
    <style:style style:name="P9" style:family="paragraph" style:parent-style-name="Heading_20_1">
      <style:paragraph-properties fo:margin-left="-0.009cm" fo:text-indent="-0.018cm" style:auto-text-indent="false"/>
      <style:text-properties officeooo:paragraph-rsid="001f0ceb"/>
    </style:style>
    <style:style style:name="P10" style:family="paragraph" style:parent-style-name="Standard">
      <style:paragraph-properties fo:margin-left="-0.009cm" fo:text-indent="-0.018cm" style:auto-text-indent="false"/>
      <style:text-properties officeooo:paragraph-rsid="001f0ceb"/>
    </style:style>
    <style:style style:name="P11" style:family="paragraph" style:parent-style-name="Standard">
      <style:text-properties officeooo:rsid="002be0ac" officeooo:paragraph-rsid="00306fe7"/>
    </style:style>
    <style:style style:name="P12" style:family="paragraph" style:parent-style-name="Standard">
      <style:paragraph-properties fo:margin-left="-0.009cm" fo:margin-right="0.028cm" fo:text-indent="-0.018cm" style:auto-text-indent="false"/>
      <style:text-properties officeooo:paragraph-rsid="00306fe7"/>
    </style:style>
    <style:style style:name="P13" style:family="paragraph" style:parent-style-name="Standard">
      <style:text-properties officeooo:rsid="00306fe7" officeooo:paragraph-rsid="00306fe7"/>
    </style:style>
    <style:style style:name="T1" style:family="text">
      <style:text-properties fo:font-weight="bold" style:font-weight-asian="bold" style:font-weight-complex="bold"/>
    </style:style>
    <style:style style:name="T2" style:family="text">
      <style:text-properties fo:color="#333333" loext:opacity="100%"/>
    </style:style>
    <style:style style:name="T3" style:family="text">
      <style:text-properties fo:color="#333333" loext:opacity="100%" style:text-underline-style="solid" style:text-underline-width="auto" style:text-underline-color="font-color"/>
    </style:style>
    <style:style style:name="T4" style:family="text">
      <style:text-properties loext:padding="0cm" loext:border="none"/>
    </style:style>
    <style:style style:name="T5" style:family="text">
      <style:text-properties officeooo:rsid="002be0ac"/>
    </style:style>
    <style:style style:name="T6" style:family="text">
      <style:text-properties officeooo:rsid="002d2a52"/>
    </style:style>
    <style:style style:name="T7" style:family="text">
      <style:text-properties officeooo:rsid="00306fe7"/>
    </style:style>
    <style:style style:name="T8" style:family="text">
      <style:text-properties officeooo:rsid="0030bd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es <text:span text:style-name="T6">de la </text:span><text:span text:style-name="T7">page accueil</text:span></text:h>
      <text:h text:style-name="P9" text:outline-level="1" loext:marker-style-name="T2"><text:span text:style-name="T2">Sources pour le texte et les images de votre site : </text:span></text:h>
      <text:p text:style-name="P10" loext:marker-style-name="T2"><text:span text:style-name="T2">→ </text:span><text:span text:style-name="T3">Les sources doivent être citées en indiquant le lien</text:span></text:p>
      <text:p text:style-name="P8">https://www.mycosmetik.fr/</text:p>
      <text:p text:style-name="P11">1/ <text:s/>A propos</text:p>
      <text:p text:style-name="P11">Une équipe engagée et passionnée</text:p>
      <text:p text:style-name="P11">Derrière <text:span text:style-name="T8">GSBBio</text:span>, c’est une équipe d’hommes et de femmes passionnés qui travaillent chaque jour pour concevoir des produits respectueux de votre peau et de la planète. Nous sommes fiers de valoriser un savoir-faire local et de défendre des valeurs fortes : la simplicité, le naturel et la personnalisation. Que ce soit pour développer nos produits, répondre à vos questions ou imaginer les soins de demain, chaque membre de l’équipe apporte son expertise et son énergie à ce projet qui nous tient à cœur.</text:p>
      <text:p text:style-name="P11"/>
      <text:p text:style-name="P11"/>
      <text:p text:style-name="P13">2/ <text:s/>Avant de commencer</text:p>
      <text:p text:style-name="P12">. Pourquoi <text:s/>faire ses cosmétiques maison ?</text:p>
      <text:p text:style-name="P12"/>
      <text:p text:style-name="P12">Il n’y a pas une mais probablement plusieurs réponses.</text:p>
      <text:p text:style-name="P12"/>
      <text:p text:style-name="P12">Pour maîtriser ce que vous donnez à votre peau, parce qu’ils sont bien souvent plus efficaces que les cosmétiques du commerce qui peuvent contenir de nombreux additifs de synthèse qui donnent artificiellement un sentiment de confort mais empêchent les ingrédients actifs de pénétrer, parce qu’ils sont naturels, ou encore parce que c’est ludique et que vous pouvez les faire en famille…</text:p>
      <text:p text:style-name="P12"/>
      <text:p text:style-name="P12">Bien souvent, le plus simple est le plus efficace.</text:p>
      <text:p text:style-name="P12"/>
      <text:p text:style-name="P12"><text:s/>Nos fiches recettes vont vous aider à comprendre comment agissent les produits cosmétiques et quelles sont les propriétés de chacun des ingrédients qui les composent.</text:p>
      <text:p text:style-name="P12"/>
      <text:p text:style-name="P12"><text:s/>Voici quelques principes de bases :</text:p>
      <text:p text:style-name="P12"/>
      <text:p text:style-name="P12">De manière générale, les cosmétiques tels que les crèmes, les laits, les baumes et les huiles <text:s/>se composent :</text:p>
      <text:p text:style-name="P12"/>
      <text:p text:style-name="P12">1. D’ingrédients <text:s/>actifs (comme les huiles végétales, huiles essentielles, les hydrolats, les "actifs cosmétiques"...) dont les propriétés sont diverses: relaxantes, tonifiantes, anti-âge, régulatrices… (consulter notre dossier sur les propriétés des ingrédients).</text:p>
      <text:p text:style-name="P12"/>
      <text:p text:style-name="P12">2. D’un émulsifiant (naturel). L’émulsifiant permet de mélanger des ingrédients qui ne seraient pas miscibles sans celui-ci (une phase aqueuse et une phase huileuse ne se mélangent pas sans un émulsifiant).</text:p>
      <text:p text:style-name="P12"/>
      <text:p text:style-name="P12">3. De conservateurs naturels afin d'éviter le développement de bactéries ou de corps étrangers microbiologiques dans votre produit. Généralement, nous proposons l’extrait de pépins de pamplemousse (EPP) ou l'Isocide pour les phases aqueuses, et la vitamine E pour les phases huileuses.</text:p>
      <text:p text:style-name="P12"/>
      <text:p text:style-name="P12">4. Eventuellement d'une gomme naturelle pour donner une certaine texture.</text:p>
      <text:p text:style-name="P12"/>
      <text:p text:style-name="P12">5. Eventuellement <text:s/>d’arômes.</text:p>
      <text:p text:style-name="P12"><text:soft-page-break/></text:p>
      <text:p text:style-name="P12">De manière générale, les cosmétiques d’hygiène comme les shampooings, les savons, les gels douche se composent :</text:p>
      <text:p text:style-name="P12"/>
      <text:p text:style-name="P12">1. D’une base lavante neutre solide ou liquide. Ces bases lavantes sont des tensioactifs ayant pour fonction principale de décoller les matières grasses et les impuretés.</text:p>
      <text:p text:style-name="P12"/>
      <text:p text:style-name="P12">2. D’ingrédients <text:s/>actifs (huiles essentielles et actifs cosmétiques).</text:p>
      <text:p text:style-name="P12"/>
      <text:p text:style-name="P12">3. De co-tensioactifs qui permettent de renforcer les propriétés du tensioactif principal. Ils peuvent être moussants, lissants, nettoyants, émulsifiants, conditionnants ...</text:p>
      <text:p text:style-name="P12"/>
      <text:p text:style-name="P12">4. Eventuellement <text:s/>d’arômes.</text:p>
      <text:p text:style-name="P12"/>
      <text:p text:style-name="P12">Note: Il n’est pas nécessaire d’ajouter de conservateur (la base lavante assure la conservation)</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next-style-name="Standard" style:default-outline-level="1" style:list-style-name="" style:class="text">
      <style:paragraph-properties fo:margin-left="0.018cm" fo:margin-top="0cm" fo:margin-bottom="0.056cm" style:contextual-spacing="false" fo:line-height="108%" fo:text-align="start" style:justify-single-word="false" fo:keep-together="always" fo:orphans="2" fo:widows="2" fo:text-indent="-0.018cm" style:auto-text-indent="false" fo:keep-with-next="always" style:writing-mode="lr-tb"/>
      <style:text-properties fo:color="#00800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6T15:39:36.275000000</meta:creation-date>
    <dc:date>2025-05-27T12:28:03.003000000</dc:date>
    <meta:editing-duration>PT20H28M51S</meta:editing-duration>
    <meta:editing-cycles>13</meta:editing-cycles>
    <meta:generator>LibreOffice/7.6.0.3$Windows_X86_64 LibreOffice_project/69edd8b8ebc41d00b4de3915dc82f8f0fc3b6265</meta:generator>
    <meta:document-statistic meta:table-count="0" meta:image-count="0" meta:object-count="0" meta:page-count="2" meta:paragraph-count="26" meta:word-count="463" meta:character-count="3074" meta:non-whitespace-character-count="2626"/>
  </office:meta>
</office:document-meta>
</file>